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11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11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3" table:number-rows-repeated="2">
          <table:table-cell table:number-columns-repeated="10"/>
        </table:table-row>
        <table:table-row table:style-name="ro3">
          <table:table-cell office:value-type="string">
            <text:p>procent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3">
          <table:table-cell office:value-type="string">
            <text:p>årsdøgntrafik</text:p>
          </table:table-cell>
          <table:table-cell office:value-type="float" office:value="20000">
            <text:p>20000</text:p>
          </table:table-cell>
          <table:table-cell table:number-columns-repeated="8"/>
        </table:table-row>
        <table:table-row table:style-name="ro3">
          <table:table-cell office:value-type="string">
            <text:p>Antal</text:p>
          </table:table-cell>
          <table:table-cell table:formula="of:=[.B3]/100*[.B4]" office:value-type="float" office:value="15600">
            <text:p>15600</text:p>
          </table:table-cell>
          <table:table-cell table:number-columns-repeated="8"/>
        </table:table-row>
        <table:table-row table:style-name="ro3">
          <table:table-cell office:value-type="string">
            <text:p>Dage om året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3">
          <table:table-cell office:value-type="string">
            <text:p>Benzinpris</text:p>
          </table:table-cell>
          <table:table-cell table:style-name="ce3" office:value-type="currency" office:currency="DKK" office:value="12">
            <text:p>kr 12,00</text:p>
          </table:table-cell>
          <table:table-cell table:style-name="ce3" table:number-columns-repeated="3"/>
          <table:table-cell table:number-columns-repeated="5"/>
        </table:table-row>
        <table:table-row table:style-name="ro3">
          <table:table-cell/>
          <table:table-cell table:style-name="ce3" table:number-columns-repeated="4"/>
          <table:table-cell table:number-columns-repeated="5"/>
        </table:table-row>
        <table:table-row table:style-name="ro3">
          <table:table-cell table:style-name="ce1"/>
          <table:table-cell table:style-name="ce4" office:value-type="string" table:number-columns-spanned="2" table:number-rows-spanned="1">
            <text:p>Med GreenFlow</text:p>
          </table:table-cell>
          <table:covered-table-cell table:style-name="ce5"/>
          <table:table-cell table:style-name="ce7"/>
          <table:table-cell table:style-name="ce4" office:value-type="string" table:number-columns-spanned="2" table:number-rows-spanned="1">
            <text:p>Uden GreenFlow</text:p>
          </table:table-cell>
          <table:covered-table-cell table:style-name="ce5"/>
          <table:table-cell table:style-name="ce7"/>
          <table:table-cell/>
          <table:table-cell table:style-name="ce9"/>
          <table:table-cell table:style-name="ce7"/>
        </table:table-row>
        <table:table-row table:style-name="ro3">
          <table:table-cell table:style-name="ce1" office:value-type="string">
            <text:p>% GreenFlow</text:p>
          </table:table-cell>
          <table:table-cell table:style-name="ce1" office:value-type="string">
            <text:p>Brændstof</text:p>
          </table:table-cell>
          <table:table-cell table:style-name="ce5" office:value-type="string">
            <text:p>Udgift pr bil</text:p>
          </table:table-cell>
          <table:table-cell table:style-name="ce7" office:value-type="string">
            <text:p>Udgift pr dag</text:p>
          </table:table-cell>
          <table:table-cell table:style-name="ce1" office:value-type="string">
            <text:p>Brændstof</text:p>
          </table:table-cell>
          <table:table-cell table:style-name="ce5" office:value-type="string">
            <text:p>Udgift pr bil</text:p>
          </table:table-cell>
          <table:table-cell table:style-name="ce7" office:value-type="string">
            <text:p>Udgift dag</text:p>
          </table:table-cell>
          <table:table-cell office:value-type="string">
            <text:p>Udgift pr dag</text:p>
          </table:table-cell>
          <table:table-cell table:style-name="ce9" office:value-type="string">
            <text:p>Udgift år</text:p>
          </table:table-cell>
          <table:table-cell table:style-name="ce7" office:value-type="string">
            <text:p>Sparet</text:p>
          </table:table-cell>
        </table:table-row>
        <table:table-row table:style-name="ro3">
          <table:table-cell table:style-name="ce2" office:value-type="string">
            <text:p>0</text:p>
          </table:table-cell>
          <table:table-cell table:style-name="ce1" office:value-type="float" office:value="0">
            <text:p>0</text:p>
          </table:table-cell>
          <table:table-cell table:style-name="ce6" table:formula="of:=[.B11]/1000*[.$B$7]" office:value-type="currency" office:currency="DKK" office:value="0">
            <text:p>kr 0,00</text:p>
          </table:table-cell>
          <table:table-cell table:style-name="ce8" table:formula="of:=[.C11]*[.$B$5]*([.A11]/100)" office:value-type="currency" office:currency="DKK" office:value="0">
            <text:p>kr 0,00</text:p>
          </table:table-cell>
          <table:table-cell table:style-name="ce1" office:value-type="float" office:value="126">
            <text:p>126</text:p>
          </table:table-cell>
          <table:table-cell table:style-name="ce5" table:formula="of:=[.E11]/1000*[.$B$7]" office:value-type="currency" office:currency="DKK" office:value="1.512">
            <text:p>kr 1,51</text:p>
          </table:table-cell>
          <table:table-cell table:style-name="ce8" table:formula="of:=[.$B$5]*[.F11]*((100-[.A11])/100)" office:value-type="currency" office:currency="DKK" office:value="23587.2">
            <text:p>kr 23.587,20</text:p>
          </table:table-cell>
          <table:table-cell table:style-name="ce3" table:formula="of:=[.D11]+[.G11]" office:value-type="currency" office:currency="DKK" office:value="23587.2">
            <text:p>kr 23.587,20</text:p>
          </table:table-cell>
          <table:table-cell table:style-name="ce10" table:formula="of:=[.H11]*[.$B$6]" office:value-type="currency" office:currency="DKK" office:value="5236358.4">
            <text:p>kr 5.236.358,40</text:p>
          </table:table-cell>
          <table:table-cell table:style-name="ce8" table:formula="of:=[.$I$11]-[.I11]" office:value-type="currency" office:currency="DKK" office:value="0">
            <text:p>kr 0,00</text:p>
          </table:table-cell>
        </table:table-row>
        <table:table-row table:style-name="ro3">
          <table:table-cell table:style-name="ce2" office:value-type="string">
            <text:p>10</text:p>
          </table:table-cell>
          <table:table-cell table:style-name="ce1" office:value-type="float" office:value="89">
            <text:p>89</text:p>
          </table:table-cell>
          <table:table-cell table:style-name="ce6" table:formula="of:=[.B12]/1000*[.$B$7]" office:value-type="currency" office:currency="DKK" office:value="1.068">
            <text:p>kr 1,07</text:p>
          </table:table-cell>
          <table:table-cell table:style-name="ce8" table:formula="of:=[.C12]*[.$B$5]*([.A12]/100)" office:value-type="currency" office:currency="DKK" office:value="1666.08">
            <text:p>kr 1.666,08</text:p>
          </table:table-cell>
          <table:table-cell table:style-name="ce1" office:value-type="float" office:value="125">
            <text:p>125</text:p>
          </table:table-cell>
          <table:table-cell table:style-name="ce5" table:formula="of:=[.E12]/1000*[.$B$7]" office:value-type="currency" office:currency="DKK" office:value="1.5">
            <text:p>kr 1,50</text:p>
          </table:table-cell>
          <table:table-cell table:style-name="ce8" table:formula="of:=[.$B$5]*[.F12]*((100-[.A12])/100)" office:value-type="currency" office:currency="DKK" office:value="21060">
            <text:p>kr 21.060,00</text:p>
          </table:table-cell>
          <table:table-cell table:style-name="ce3" table:formula="of:=[.D12]+[.G12]" office:value-type="currency" office:currency="DKK" office:value="22726.08">
            <text:p>kr 22.726,08</text:p>
          </table:table-cell>
          <table:table-cell table:style-name="ce10" table:formula="of:=[.H12]*[.$B$6]" office:value-type="currency" office:currency="DKK" office:value="5045189.76">
            <text:p>kr 5.045.189,76</text:p>
          </table:table-cell>
          <table:table-cell table:style-name="ce8" table:formula="of:=[.$I$11]-[.I12]" office:value-type="currency" office:currency="DKK" office:value="191168.64">
            <text:p>kr 191.168,64</text:p>
          </table:table-cell>
        </table:table-row>
        <table:table-row table:style-name="ro3">
          <table:table-cell table:style-name="ce2" office:value-type="string">
            <text:p>50</text:p>
          </table:table-cell>
          <table:table-cell table:style-name="ce1" office:value-type="float" office:value="88">
            <text:p>88</text:p>
          </table:table-cell>
          <table:table-cell table:style-name="ce6" table:formula="of:=[.B13]/1000*[.$B$7]" office:value-type="currency" office:currency="DKK" office:value="1.056">
            <text:p>kr 1,06</text:p>
          </table:table-cell>
          <table:table-cell table:style-name="ce8" table:formula="of:=[.C13]*[.$B$5]*([.A13]/100)" office:value-type="currency" office:currency="DKK" office:value="8236.8">
            <text:p>kr 8.236,80</text:p>
          </table:table-cell>
          <table:table-cell table:style-name="ce1" office:value-type="float" office:value="122">
            <text:p>122</text:p>
          </table:table-cell>
          <table:table-cell table:style-name="ce5" table:formula="of:=[.E13]/1000*[.$B$7]" office:value-type="currency" office:currency="DKK" office:value="1.464">
            <text:p>kr 1,46</text:p>
          </table:table-cell>
          <table:table-cell table:style-name="ce8" table:formula="of:=[.$B$5]*[.F13]*((100-[.A13])/100)" office:value-type="currency" office:currency="DKK" office:value="11419.2">
            <text:p>kr 11.419,20</text:p>
          </table:table-cell>
          <table:table-cell table:style-name="ce3" table:formula="of:=[.D13]+[.G13]" office:value-type="currency" office:currency="DKK" office:value="19656">
            <text:p>kr 19.656,00</text:p>
          </table:table-cell>
          <table:table-cell table:style-name="ce10" table:formula="of:=[.H13]*[.$B$6]" office:value-type="currency" office:currency="DKK" office:value="4363632">
            <text:p>kr 4.363.632,00</text:p>
          </table:table-cell>
          <table:table-cell table:style-name="ce8" table:formula="of:=[.$I$11]-[.I13]" office:value-type="currency" office:currency="DKK" office:value="872726.4">
            <text:p>kr 872.726,40</text:p>
          </table:table-cell>
        </table:table-row>
        <table:table-row table:style-name="ro3">
          <table:table-cell table:style-name="ce2" office:value-type="string">
            <text:p>100</text:p>
          </table:table-cell>
          <table:table-cell table:style-name="ce1" office:value-type="float" office:value="87">
            <text:p>87</text:p>
          </table:table-cell>
          <table:table-cell table:style-name="ce6" table:formula="of:=[.B14]/1000*[.$B$7]" office:value-type="currency" office:currency="DKK" office:value="1.044">
            <text:p>kr 1,04</text:p>
          </table:table-cell>
          <table:table-cell table:style-name="ce8" table:formula="of:=[.C14]*[.$B$5]*([.A14]/100)" office:value-type="currency" office:currency="DKK" office:value="16286.4">
            <text:p>kr 16.286,40</text:p>
          </table:table-cell>
          <table:table-cell table:style-name="ce1" office:value-type="float" office:value="0">
            <text:p>0</text:p>
          </table:table-cell>
          <table:table-cell table:style-name="ce5" table:formula="of:=[.E14]/1000*[.$B$7]" office:value-type="currency" office:currency="DKK" office:value="0">
            <text:p>kr 0,00</text:p>
          </table:table-cell>
          <table:table-cell table:style-name="ce8" table:formula="of:=[.$B$5]*[.F14]*((100-[.A14])/100)" office:value-type="currency" office:currency="DKK" office:value="0">
            <text:p>kr 0,00</text:p>
          </table:table-cell>
          <table:table-cell table:style-name="ce3" table:formula="of:=[.D14]+[.G14]" office:value-type="currency" office:currency="DKK" office:value="16286.4">
            <text:p>kr 16.286,40</text:p>
          </table:table-cell>
          <table:table-cell table:style-name="ce10" table:formula="of:=[.H14]*[.$B$6]" office:value-type="currency" office:currency="DKK" office:value="3615580.8">
            <text:p>kr 3.615.580,80</text:p>
          </table:table-cell>
          <table:table-cell table:style-name="ce8" table:formula="of:=[.$I$11]-[.I14]" office:value-type="currency" office:currency="DKK" office:value="1620777.6">
            <text:p>kr 1.620.777,60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>DKK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DKK</number:currency-symbol>
      <style:map style:condition="value()&gt;=0" style:apply-style-name="N109P0"/>
    </number:currency-style>
    <number:currency-style style:name="N11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e Mouritsen</meta:initial-creator>
    <meta:creation-date>2012-12-07T16:12:04</meta:creation-date>
    <dc:date>2012-12-14T12:36:04</dc:date>
    <dc:creator>Sabrine Mouritsen</dc:creator>
    <meta:editing-duration>PT35M43S</meta:editing-duration>
    <meta:editing-cycles>8</meta:editing-cycles>
    <meta:generator>LibreOffice/3.5$Linux_x86 LibreOffice_project/350m1$Build-2</meta:generator>
    <meta:document-statistic meta:table-count="3" meta:cell-count="62" meta:object-count="0"/>
  </office:meta>
</office:document-meta>
</file>